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a0431" officeooo:paragraph-rsid="001a0431"/>
    </style:style>
    <style:style style:name="P2" style:family="paragraph" style:parent-style-name="Text_20_body">
      <style:text-properties style:font-name="Courier New" officeooo:rsid="001a0431" officeooo:paragraph-rsid="001a0431"/>
    </style:style>
    <style:style style:name="P3" style:family="paragraph" style:parent-style-name="Text_20_body">
      <style:text-properties style:font-name="Liberation Serif" officeooo:rsid="001a0431" officeooo:paragraph-rsid="001a0431"/>
    </style:style>
    <style:style style:name="P4" style:family="paragraph" style:parent-style-name="Text_20_body">
      <style:text-properties style:font-name="Liberation Serif" officeooo:rsid="001bd194" officeooo:paragraph-rsid="001bd194"/>
    </style:style>
    <style:style style:name="P5" style:family="paragraph" style:parent-style-name="Text_20_body">
      <style:text-properties style:font-name="Liberation Serif" officeooo:rsid="001dcf91" officeooo:paragraph-rsid="001dcf91"/>
    </style:style>
    <style:style style:name="P6" style:family="paragraph" style:parent-style-name="Text_20_body">
      <style:text-properties style:font-name="Liberation Serif" fo:font-style="normal" officeooo:rsid="001a0431" officeooo:paragraph-rsid="001a0431" style:font-style-asian="normal" style:font-style-complex="normal"/>
    </style:style>
    <style:style style:name="P7" style:family="paragraph" style:parent-style-name="Text_20_body">
      <style:text-properties style:font-name="Liberation Serif" fo:font-style="normal" officeooo:rsid="001ae53a" officeooo:paragraph-rsid="001ae53a" style:font-style-asian="normal" style:font-style-complex="normal"/>
    </style:style>
    <style:style style:name="P8" style:family="paragraph" style:parent-style-name="Text_20_body">
      <style:text-properties style:font-name="Liberation Serif" fo:font-style="normal" officeooo:rsid="001bd194" officeooo:paragraph-rsid="001bd194" style:font-style-asian="normal" style:font-style-complex="normal"/>
    </style:style>
    <style:style style:name="P9" style:family="paragraph" style:parent-style-name="Text_20_body">
      <style:text-properties style:font-name="Liberation Serif" fo:font-style="normal" officeooo:rsid="001dcf91" officeooo:paragraph-rsid="001dcf91" style:font-style-asian="normal" style:font-style-complex="normal"/>
    </style:style>
    <style:style style:name="P10" style:family="paragraph" style:parent-style-name="Text_20_body">
      <style:text-properties style:font-name="Liberation Serif" fo:font-style="normal" officeooo:rsid="001f8235" officeooo:paragraph-rsid="001f8235" style:font-style-asian="normal" style:font-style-complex="normal"/>
    </style:style>
    <style:style style:name="P11" style:family="paragraph" style:parent-style-name="Text_20_body">
      <style:text-properties style:font-name="Liberation Serif" fo:font-style="normal" officeooo:rsid="0022927a" officeooo:paragraph-rsid="0022927a" style:font-style-asian="normal" style:font-style-complex="normal"/>
    </style:style>
    <style:style style:name="P12" style:family="paragraph" style:parent-style-name="Text_20_body">
      <style:text-properties style:font-name="Liberation Serif" fo:font-style="normal" officeooo:rsid="002485fd" officeooo:paragraph-rsid="002485fd" style:font-style-asian="normal" style:font-style-complex="normal"/>
    </style:style>
    <style:style style:name="P13" style:family="paragraph" style:parent-style-name="Text_20_body">
      <style:text-properties style:font-name="Liberation Serif" fo:font-style="normal" officeooo:rsid="00266cdf" officeooo:paragraph-rsid="00266cdf" style:font-style-asian="normal" style:font-style-complex="normal"/>
    </style:style>
    <style:style style:name="P14" style:family="paragraph" style:parent-style-name="Text_20_body">
      <style:text-properties officeooo:rsid="0027c715" officeooo:paragraph-rsid="0027c715"/>
    </style:style>
    <style:style style:name="P15" style:family="paragraph" style:parent-style-name="Title">
      <style:text-properties officeooo:rsid="001a0431" officeooo:paragraph-rsid="001a0431"/>
    </style:style>
    <style:style style:name="P16" style:family="paragraph" style:parent-style-name="Text_20_body">
      <style:text-properties officeooo:rsid="002a6215" officeooo:paragraph-rsid="002a6215"/>
    </style:style>
    <style:style style:name="P17" style:family="paragraph" style:parent-style-name="Text_20_body">
      <style:text-properties officeooo:rsid="002e45e7" officeooo:paragraph-rsid="002e45e7"/>
    </style:style>
    <style:style style:name="P18" style:family="paragraph" style:parent-style-name="Text_20_body">
      <style:text-properties officeooo:rsid="0031e3ba" officeooo:paragraph-rsid="0031e3ba"/>
    </style:style>
    <style:style style:name="P19" style:family="paragraph" style:parent-style-name="Text_20_body">
      <style:text-properties officeooo:rsid="003492d4" officeooo:paragraph-rsid="003492d4"/>
    </style:style>
    <style:style style:name="P20" style:family="paragraph" style:parent-style-name="Text_20_body">
      <style:text-properties officeooo:rsid="00369031" officeooo:paragraph-rsid="00369031"/>
    </style:style>
    <style:style style:name="P21" style:family="paragraph" style:parent-style-name="Text_20_body">
      <style:text-properties officeooo:rsid="0039b854" officeooo:paragraph-rsid="0039b854"/>
    </style:style>
    <style:style style:name="P22" style:family="paragraph" style:parent-style-name="Text_20_body">
      <style:text-properties officeooo:rsid="0039f12c" officeooo:paragraph-rsid="0039f12c"/>
    </style:style>
    <style:style style:name="P23" style:family="paragraph" style:parent-style-name="Text_20_body">
      <style:text-properties officeooo:rsid="003c2cae" officeooo:paragraph-rsid="003c2cae"/>
    </style:style>
    <style:style style:name="P24" style:family="paragraph" style:parent-style-name="Text_20_body">
      <style:text-properties fo:font-style="italic" officeooo:rsid="003de872" officeooo:paragraph-rsid="003de872" style:font-style-asian="italic" style:font-style-complex="italic"/>
    </style:style>
    <style:style style:name="P25" style:family="paragraph" style:parent-style-name="Text_20_body">
      <style:text-properties officeooo:rsid="003e19c9" officeooo:paragraph-rsid="003e19c9"/>
    </style:style>
    <style:style style:name="P26" style:family="paragraph" style:parent-style-name="Text_20_body">
      <style:text-properties officeooo:paragraph-rsid="003e19c9"/>
    </style:style>
    <style:style style:name="P27" style:family="paragraph" style:parent-style-name="Text_20_body">
      <style:text-properties officeooo:rsid="003fc76e" officeooo:paragraph-rsid="003fc76e"/>
    </style:style>
    <style:style style:name="P28" style:family="paragraph" style:parent-style-name="Heading_20_3">
      <style:text-properties officeooo:rsid="001a0431" officeooo:paragraph-rsid="001a0431"/>
    </style:style>
    <style:style style:name="P29" style:family="paragraph" style:parent-style-name="Heading_20_3">
      <style:text-properties officeooo:rsid="0027adff" officeooo:paragraph-rsid="0027adff"/>
    </style:style>
    <style:style style:name="P30" style:family="paragraph" style:parent-style-name="Heading_20_3">
      <style:text-properties officeooo:rsid="0039b854" officeooo:paragraph-rsid="0039b854"/>
    </style:style>
    <style:style style:name="P31" style:family="paragraph" style:parent-style-name="Heading_20_3">
      <style:text-properties officeooo:rsid="0039f12c" officeooo:paragraph-rsid="0039f12c"/>
    </style:style>
    <style:style style:name="P32" style:family="paragraph" style:parent-style-name="Heading_20_3">
      <style:text-properties officeooo:rsid="003e19c9" officeooo:paragraph-rsid="003e19c9"/>
    </style:style>
    <style:style style:name="P33" style:family="paragraph">
      <loext:graphic-properties draw:fill="solid" draw:fill-color="#eeeeee"/>
      <style:text-properties style:font-name="Courier New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0c0d2" style:font-style-asian="italic" style:font-style-complex="italic"/>
    </style:style>
    <style:style style:name="T3" style:family="text">
      <style:text-properties fo:font-style="italic" officeooo:rsid="00302abe" style:font-style-asian="italic" style:font-style-complex="italic"/>
    </style:style>
    <style:style style:name="T4" style:family="text">
      <style:text-properties fo:font-style="italic" officeooo:rsid="003dd37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302abe" style:font-style-asian="normal" style:font-style-complex="normal"/>
    </style:style>
    <style:style style:name="T7" style:family="text">
      <style:text-properties fo:font-style="normal" officeooo:rsid="0031e3ba" style:font-style-asian="normal" style:font-style-complex="normal"/>
    </style:style>
    <style:style style:name="T8" style:family="text">
      <style:text-properties fo:font-style="normal" officeooo:rsid="003b128e" style:font-style-asian="normal" style:font-style-complex="normal"/>
    </style:style>
    <style:style style:name="T9" style:family="text">
      <style:text-properties fo:font-style="normal" officeooo:rsid="003dd37c" style:font-style-asian="normal" style:font-style-complex="normal"/>
    </style:style>
    <style:style style:name="T10" style:family="text">
      <style:text-properties fo:font-style="normal" officeooo:rsid="003e19c9" style:font-style-asian="normal" style:font-style-complex="normal"/>
    </style:style>
    <style:style style:name="T11" style:family="text">
      <style:text-properties fo:font-style="normal" officeooo:rsid="0040b85b" style:font-style-asian="normal" style:font-style-complex="normal"/>
    </style:style>
    <style:style style:name="T12" style:family="text">
      <style:text-properties officeooo:rsid="0020c0d2"/>
    </style:style>
    <style:style style:name="T13" style:family="text">
      <style:text-properties officeooo:rsid="0027c715"/>
    </style:style>
    <style:style style:name="T14" style:family="text">
      <style:text-properties style:font-name="Courier New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color="#000000" draw:fill="solid" draw:fill-color="#eeeeee" fo:min-height="0.6563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solid" draw:fill-color="#eeeeee" fo:min-height="0.7563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DB5 Notes</text:p>
      <text:h text:style-name="P28" text:outline-level="3">Select Query</text:h>
      <text:p text:style-name="P1">The simple form of a select query is:</text:p>
      <text:p text:style-name="P2"><draw:frame text:anchor-type="paragraph" draw:z-index="0" draw:style-name="gr1" draw:text-style-name="P33" svg:width="7.1087in" svg:height="0.6567in" svg:x="0.0417in" svg:y="-0.1126in"><draw:text-box><text:p><text:span text:style-name="T14">Select a1, a2, a3, …</text:span></text:p><text:p><text:span text:style-name="T14">From t1, t2, t3, … </text:span></text:p><text:p><text:span text:style-name="T14">Where condition;</text:span></text:p></draw:text-box></draw:frame></text:p>
      <text:p text:style-name="P2"/>
      <text:p text:style-name="P3"/>
      <text:p text:style-name="P3">Sometimes, the query will return duplicates. To get rid of the duplicate return values, we use the <text:span text:style-name="T1">distinct</text:span><text:span text:style-name="T5"> selection for the attributes.</text:span></text:p>
      <text:p text:style-name="P6"><draw:frame text:anchor-type="paragraph" draw:z-index="1" draw:style-name="gr1" draw:text-style-name="P33" svg:width="7.1087in" svg:height="0.6567in" svg:x="0.0417in" svg:y="-0.0689in"><draw:text-box><text:p><text:span text:style-name="T14">Select distinct a1, distinct a2, distinct a3, …</text:span></text:p><text:p><text:span text:style-name="T14">From t1, t2, t3, … </text:span></text:p><text:p><text:span text:style-name="T14">Where condition;</text:span></text:p></draw:text-box></draw:frame></text:p>
      <text:p text:style-name="P6"/>
      <text:p text:style-name="P6"/>
      <text:p text:style-name="P7">Often you would like to query data from multiple tables that has equal attributes. You would join the attributes together through the condition clause.</text:p>
      <text:p text:style-name="P7"><draw:frame text:anchor-type="paragraph" draw:z-index="2" draw:style-name="gr1" draw:text-style-name="P33" svg:width="7.1087in" svg:height="0.6567in" svg:x="0.0417in" svg:y="-0.0689in"><draw:text-box><text:p><text:span text:style-name="T14">Select College.cName</text:span></text:p><text:p><text:span text:style-name="T14">From College, Apply</text:span></text:p><text:p><text:span text:style-name="T14">Where College.cName = Apply.cName;</text:span></text:p></draw:text-box></draw:frame></text:p>
      <text:p text:style-name="P7"/>
      <text:p text:style-name="P7"/>
      <text:p text:style-name="P4"><text:span text:style-name="T5">To output the query results in certain order, there's the </text:span><text:span text:style-name="T1">order by</text:span><text:span text:style-name="T5"> operation you can use. The default ordering is ascending if nothing is implied.</text:span></text:p>
      <text:p text:style-name="P8"><draw:frame text:anchor-type="paragraph" draw:z-index="3" draw:style-name="gr2" draw:text-style-name="P33" svg:width="7.1087in" svg:height="0.7567in" svg:x="0.0417in" svg:y="-0.0689in"><draw:text-box><text:p><text:span text:style-name="T14">Select sName, GPA</text:span></text:p><text:p><text:span text:style-name="T14">From Student</text:span></text:p><text:p><text:span text:style-name="T14">Where GPA &gt; 2.0</text:span></text:p><text:p><text:span text:style-name="T14">Order by GPA desc;</text:span></text:p></draw:text-box></draw:frame></text:p>
      <text:p text:style-name="P8"/>
      <text:p text:style-name="P8"/>
      <text:p text:style-name="P8"/>
      <text:p text:style-name="P5"><text:span text:style-name="T5">The </text:span><text:span text:style-name="T1">like</text:span><text:span text:style-name="T5"> operation will return a data that matches the </text:span><text:span text:style-name="T1">like</text:span><text:span text:style-name="T5"> condition. For example, matching string values, you can put </text:span><text:span text:style-name="T1">like '%bio%'</text:span><text:span text:style-name="T5"> as a condition.</text:span></text:p>
      <text:p text:style-name="P9"><draw:frame text:anchor-type="paragraph" draw:z-index="4" draw:style-name="gr1" draw:text-style-name="P33" svg:width="7.1087in" svg:height="0.6567in" svg:x="0.0417in" svg:y="-0.0689in"><draw:text-box><text:p><text:span text:style-name="T14">Select *</text:span></text:p><text:p><text:span text:style-name="T14">From Apply</text:span></text:p><text:p><text:span text:style-name="T14">Where major like '%bio%';</text:span></text:p></draw:text-box></draw:frame></text:p>
      <text:p text:style-name="P9"/>
      <text:p text:style-name="P9"/>
      <text:p text:style-name="P9"/>
      <text:p text:style-name="P9"/>
      <text:p text:style-name="P10"><text:soft-page-break/>The <text:span text:style-name="T1">union</text:span> operation will return a list for the two tables. <text:span text:style-name="T2">as name</text:span><text:span text:style-name="T12"> will label the results as </text:span><text:span text:style-name="T2">name</text:span><text:span text:style-name="T12"> as shown. </text:span><text:span text:style-name="T2">order by</text:span><text:span text:style-name="T12"> will sort the result in ascending order by default.</text:span></text:p>
      <text:p text:style-name="P10"><draw:frame text:anchor-type="paragraph" draw:z-index="5" draw:style-name="gr2" draw:text-style-name="P33" svg:width="7.1087in" svg:height="0.7567in" svg:x="0.0417in" svg:y="-0.0689in"><draw:text-box><text:p><text:span text:style-name="T14">Select cName as name from College</text:span></text:p><text:p><text:span text:style-name="T14">Union</text:span></text:p><text:p><text:span text:style-name="T14">Select sName as name from Student</text:span></text:p><text:p><text:span text:style-name="T14">Order by name;</text:span></text:p></draw:text-box></draw:frame></text:p>
      <text:p text:style-name="P10"/>
      <text:p text:style-name="P10"/>
      <text:p text:style-name="P11">The <text:span text:style-name="T1">intersect </text:span>operation will return a list between two tables that has the same where clause. For instance, the following will list the ID of all the students who applied for a major of 'CS' and 'EE'.</text:p>
      <text:p text:style-name="P11"><draw:frame text:anchor-type="paragraph" draw:z-index="6" draw:style-name="gr1" draw:text-style-name="P33" svg:width="7.1087in" svg:height="0.6567in" svg:x="0.0417in" svg:y="-0.0689in"><draw:text-box><text:p><text:span text:style-name="T14">Select sID from Apply where major = 'CS'</text:span></text:p><text:p><text:span text:style-name="T14">Intersect</text:span></text:p><text:p><text:span text:style-name="T14">Select sID from Apply where major = 'EE';</text:span></text:p></draw:text-box></draw:frame></text:p>
      <text:p text:style-name="P11"/>
      <text:p text:style-name="P11"/>
      <text:p text:style-name="P12">Some servers or systems don't support the <text:span text:style-name="T1">intersect </text:span>operator. The following will produce the same list as the previous query. Don't forget, the distinct operator will get rid of the duplicate values.</text:p>
      <text:p text:style-name="P12"><draw:frame text:anchor-type="paragraph" draw:z-index="7" draw:style-name="gr1" draw:text-style-name="P33" svg:width="7.1087in" svg:height="0.6567in" svg:x="0.0417in" svg:y="-0.0689in"><draw:text-box><text:p><text:span text:style-name="T14">Select distinct A1.sID</text:span></text:p><text:p><text:span text:style-name="T14">From Apply A1, Apply A2</text:span></text:p><text:p><text:span text:style-name="T14">Where A1.sID = A2.sID and A1.major = 'CS' A2.major = 'EE';</text:span></text:p></draw:text-box></draw:frame></text:p>
      <text:p text:style-name="P12"/>
      <text:p text:style-name="P12"/>
      <text:p text:style-name="P13">There's also the <text:span text:style-name="T1">except</text:span> operator. This is the opposite of the <text:span text:style-name="T1">intersect</text:span> operator. The following will produce a list of student IDs that have applied for a CS major but not an EE major.</text:p>
      <text:p text:style-name="P13"><draw:frame text:anchor-type="paragraph" draw:z-index="8" draw:style-name="gr1" draw:text-style-name="P33" svg:width="7.1087in" svg:height="0.6567in" svg:x="0.0417in" svg:y="-0.0689in"><draw:text-box><text:p><text:span text:style-name="T14">Select sID from Apply where major = 'CS'</text:span></text:p><text:p><text:span text:style-name="T14">Except</text:span></text:p><text:p><text:span text:style-name="T14">Select sID from Apply where major = 'EE';</text:span></text:p></draw:text-box></draw:frame></text:p>
      <text:p text:style-name="P13"/>
      <text:p text:style-name="P13"/>
      <text:h text:style-name="P29" text:outline-level="3">Subqueries in <text:span text:style-name="T13">the</text:span> WHERE Clause</text:h>
      <text:p text:style-name="P14">The subqueries are nested in the WHERE clause. The following query finds the IDs and names of all students who have applied to major in CS to some college.</text:p>
      <text:p text:style-name="P14"><draw:frame text:anchor-type="paragraph" draw:z-index="9" draw:style-name="gr1" draw:text-style-name="P33" svg:width="7.1087in" svg:height="0.6567in" svg:x="0.0417in" svg:y="-0.0689in"><draw:text-box><text:p><text:span text:style-name="T14">Select sID, sName</text:span></text:p><text:p><text:span text:style-name="T14">From Student</text:span></text:p><text:p><text:span text:style-name="T14">Where sID in (select sID from Apply where major = 'CS');</text:span></text:p></draw:text-box></draw:frame></text:p>
      <text:p text:style-name="P14"/>
      <text:p text:style-name="P16"/>
      <text:p text:style-name="P16">The following query is the same as the one above that uses the <text:span text:style-name="T1">except</text:span><text:span text:style-name="T5"> clause but this query will be using a subueries to fetch the results.</text:span></text:p>
      <text:p text:style-name="P16"><draw:frame text:anchor-type="paragraph" draw:z-index="10" draw:style-name="gr1" draw:text-style-name="P33" svg:width="7.1087in" svg:height="0.7567in" svg:x="0.0417in" svg:y="-0.0689in"><draw:text-box><text:p><text:span text:style-name="T14">Select sID, sName</text:span></text:p><text:p><text:span text:style-name="T14">From Student</text:span></text:p><text:p><text:span text:style-name="T14">Where sID in (select sID from Apply where major = 'CS')</text:span></text:p><text:p><text:span text:style-name="T14">And sID not in (select sID from Apply where major = 'EE');</text:span></text:p></draw:text-box></draw:frame><text:span text:style-name="T5"/></text:p>
      <text:p text:style-name="P16"><text:span text:style-name="T5"/></text:p>
      <text:p text:style-name="P17"><text:soft-page-break/><text:span text:style-name="T5">The </text:span><text:span text:style-name="T1">exists</text:span><text:span text:style-name="T5"> operator is a joining o</text:span><text:span text:style-name="T6">f tables that is faster and more efficient than the </text:span><text:span text:style-name="T3">in</text:span><text:span text:style-name="T6"> operator. The following is an example. </text:span><text:span text:style-name="T7">Take the colleges and check whether the state of C2 is the same as C1.</text:span></text:p>
      <text:p text:style-name="P17"><draw:frame text:anchor-type="paragraph" draw:z-index="11" draw:style-name="gr1" draw:text-style-name="P33" svg:width="7.1087in" svg:height="0.7567in" svg:x="0.0417in" svg:y="-0.0689in"><draw:text-box><text:p><text:span text:style-name="T14">Select cName, state</text:span></text:p><text:p><text:span text:style-name="T14">From College C1</text:span></text:p><text:p><text:span text:style-name="T14">Where exists (select * from College C2</text:span></text:p><text:p><text:span text:style-name="T14"><text:s text:c="14"/></text:span><text:span text:style-name="T14">Where C2.state = C1.state and C1.cName &lt;&gt; C2.cName);</text:span></text:p></draw:text-box></draw:frame><text:span text:style-name="T6"/></text:p>
      <text:p text:style-name="P17"><text:span text:style-name="T6"/></text:p>
      <text:p text:style-name="P17"><text:span text:style-name="T6"/></text:p>
      <text:p text:style-name="P18"><text:span text:style-name="T6">T</text:span><text:span text:style-name="T5">he </text:span><text:span text:style-name="T1">not exists</text:span><text:span text:style-name="T5"> operator works similarly. The following will find the college with the most enrollment.</text:span></text:p>
      <text:p text:style-name="P18"><draw:frame text:anchor-type="paragraph" draw:z-index="12" draw:style-name="gr1" draw:text-style-name="P33" svg:width="7.1087in" svg:height="0.7567in" svg:x="0.0417in" svg:y="-0.0689in"><draw:text-box><text:p><text:span text:style-name="T14">Select cName</text:span></text:p><text:p><text:span text:style-name="T14">From College C1</text:span></text:p><text:p><text:span text:style-name="T14">Where not exists (select * from College C2 <text:s text:c="25"/>Where C2.enrollment &gt; C1.enrollment);</text:span></text:p></draw:text-box></draw:frame><text:span text:style-name="T5"/></text:p>
      <text:p text:style-name="P18"><text:span text:style-name="T5"/></text:p>
      <text:p text:style-name="P18"><text:span text:style-name="T5"/></text:p>
      <text:p text:style-name="P19"><text:span text:style-name="T5">The </text:span><text:span text:style-name="T1">all</text:span><text:span text:style-name="T5"> operator will compare all the values returned by a subquery. The following will find the student's name that has the highest GPA.</text:span></text:p>
      <text:p text:style-name="P19"><draw:frame text:anchor-type="paragraph" draw:z-index="13" draw:style-name="gr1" draw:text-style-name="P33" svg:width="7.1087in" svg:height="0.6567in" svg:x="0.0417in" svg:y="-0.0689in"><draw:text-box><text:p><text:span text:style-name="T14">Select sName, GPA</text:span></text:p><text:p><text:span text:style-name="T14">From Student</text:span></text:p><text:p><text:span text:style-name="T14">Where GPA &gt;= all (select GPA from Student);</text:span></text:p></draw:text-box></draw:frame><text:span text:style-name="T5"/></text:p>
      <text:p text:style-name="P19"><text:span text:style-name="T5"/></text:p>
      <text:p text:style-name="P19"><text:span text:style-name="T5"/></text:p>
      <text:p text:style-name="P20"><text:span text:style-name="T5">The </text:span><text:span text:style-name="T1">any</text:span><text:span text:style-name="T5"> operator will compare a value and will return true if one or more of the value is true.</text:span></text:p>
      <text:p text:style-name="P20"><draw:frame text:anchor-type="paragraph" draw:z-index="14" draw:style-name="gr1" draw:text-style-name="P33" svg:width="7.1087in" svg:height="0.7567in" svg:x="0.0417in" svg:y="-0.0689in"><draw:text-box><text:p><text:span text:style-name="T14">Select cName</text:span></text:p><text:p><text:span text:style-name="T14">From College C1</text:span></text:p><text:p><text:span text:style-name="T14">Where not enrollment &lt;= (select enrollment from College C2</text:span></text:p><text:p><text:span text:style-name="T14"><text:s text:c="14"/></text:span><text:span text:style-name="T14">Where C2.cName &lt;&gt; C1.cName);</text:span></text:p></draw:text-box></draw:frame><text:span text:style-name="T5"/></text:p>
      <text:p text:style-name="P20"><text:span text:style-name="T5"/></text:p>
      <text:p text:style-name="P20"><text:span text:style-name="T5"/></text:p>
      <text:h text:style-name="P30" text:outline-level="3"><text:span text:style-name="T5">Subqueries in the FROM clause</text:span></text:h>
      <text:p text:style-name="P21"><text:span text:style-name="T5">You can nest your queries in the from clause as well. For demonstration</text:span></text:p>
      <text:p text:style-name="P21"><draw:frame text:anchor-type="paragraph" draw:z-index="15" draw:style-name="gr1" draw:text-style-name="P33" svg:width="7.1087in" svg:height="0.6567in" svg:x="0.0417in" svg:y="-0.0689in"><draw:text-box><text:p><text:span text:style-name="T14">Select sID, sName, GPA, GPA*(sizeHS/1000.0) as scaledGPA</text:span></text:p><text:p><text:span text:style-name="T14">From Student</text:span></text:p><text:p><text:span text:style-name="T14">Where abs(GPA*(sizeHS/1000/0) – GPA) &gt; 1.0;</text:span></text:p></draw:text-box></draw:frame><text:span text:style-name="T5"/></text:p>
      <text:p text:style-name="P21"><text:span text:style-name="T5"/></text:p>
      <text:p text:style-name="P21"><text:span text:style-name="T5"/></text:p>
      <text:p text:style-name="P21"><text:span text:style-name="T5"/></text:p>
      <text:h text:style-name="P31" text:outline-level="3"><text:span text:style-name="T5">The JOIN Family of Operators</text:span></text:h>
      <text:p text:style-name="P22"><text:span text:style-name="T5">Inner Join On </text:span><text:span text:style-name="T1">condition </text:span><text:span text:style-name="T8">(</text:span><text:span text:style-name="T5">It's the default join operator, so you can omit the word </text:span><text:span text:style-name="T1">inner</text:span><text:span text:style-name="T5">)</text:span></text:p>
      <text:p text:style-name="P22"><text:span text:style-name="T5">Natural Join</text:span></text:p>
      <text:p text:style-name="P22"><text:span text:style-name="T5">Inner Join Using(Attributes)</text:span></text:p>
      <text:p text:style-name="P22"><text:span text:style-name="T5">Left | Right| Full Outer Join</text:span></text:p>
      <text:p text:style-name="P23"><text:soft-page-break/><text:span text:style-name="T5">The </text:span><text:span text:style-name="T1">natural join</text:span><text:span text:style-name="T5"> operation will match the columns that have the same name from each relation. So if you do a </text:span><text:span text:style-name="T1">natural join</text:span><text:span text:style-name="T5"> on two tables, it will return the matching columns. </text:span><text:span text:style-name="T1">Student </text:span><text:span text:style-name="T5">and </text:span><text:span text:style-name="T1">apply</text:span><text:span text:style-name="T5"> has the </text:span><text:span text:style-name="T1">sID</text:span><text:span text:style-name="T5"> attribute in common in the following query. </text:span><text:span text:style-name="T9">In fact, you can eliminate the On clause because the </text:span><text:span text:style-name="T4">natural join</text:span><text:span text:style-name="T9"> operation already combines columns with the same name.</text:span></text:p>
      <text:p text:style-name="P23"><draw:frame text:anchor-type="paragraph" draw:z-index="16" draw:style-name="gr1" draw:text-style-name="P33" svg:width="7.1087in" svg:height="0.6567in" svg:x="0.0417in" svg:y="-0.0689in"><draw:text-box><text:p><text:span text:style-name="T14">Select distinct sName, major</text:span></text:p><text:p><text:span text:style-name="T14">From Student natural join Apply</text:span></text:p><text:p><text:span text:style-name="T14">On Student.sID = Apply.sID;</text:span></text:p></draw:text-box></draw:frame><text:span text:style-name="T5"/></text:p>
      <text:p text:style-name="P23"><text:span text:style-name="T5"/></text:p>
      <text:p text:style-name="P23"><text:span text:style-name="T5"/></text:p>
      <text:p text:style-name="P24">Left outer join <text:span text:style-name="T5">operation. What it does is that any tuples that don't match it will still be added to the results and it's padded with NULL values.</text:span></text:p>
      <text:p text:style-name="P24"><draw:frame text:anchor-type="paragraph" draw:z-index="17" draw:style-name="gr1" draw:text-style-name="P33" svg:width="7.1087in" svg:height="0.6567in" svg:x="0.0417in" svg:y="-0.0689in"><draw:text-box><text:p><text:span text:style-name="T14">Select sName, sID, cName, major</text:span></text:p><text:p><text:span text:style-name="T14">From Student left outer join Apply using(sID);</text:span></text:p></draw:text-box></draw:frame><text:span text:style-name="T5"/></text:p>
      <text:p text:style-name="P24"><text:span text:style-name="T5"/></text:p>
      <text:p text:style-name="P24"><text:span text:style-name="T5"/></text:p>
      <text:p text:style-name="P24"><text:span text:style-name="T5"/></text:p>
      <text:h text:style-name="P32" text:outline-level="3"><text:span text:style-name="T5">Aggregation</text:span></text:h>
      <text:p text:style-name="P26"><text:span text:style-name="T10"/></text:p>
      <text:p text:style-name="P25"><text:span text:style-name="T5">Functions that goes in the select clause, such as min, max, sum, avg, and count. New clauses such as </text:span><text:span text:style-name="T1">group by</text:span><text:span text:style-name="T5"> and </text:span><text:span text:style-name="T1">having</text:span><text:span text:style-name="T5">. The following will return the average GPA from all the students.</text:span></text:p>
      <text:p text:style-name="P25"><draw:frame text:anchor-type="paragraph" draw:z-index="18" draw:style-name="gr1" draw:text-style-name="P33" svg:width="7.1087in" svg:height="0.6567in" svg:x="0.0417in" svg:y="-0.0689in"><draw:text-box><text:p><text:span text:style-name="T14">Select avg(GPA)</text:span></text:p><text:p><text:span text:style-name="T14">From Student;</text:span></text:p></draw:text-box></draw:frame><text:span text:style-name="T5"/></text:p>
      <text:p text:style-name="P25"><text:span text:style-name="T5"/></text:p>
      <text:p text:style-name="P25"><text:span text:style-name="T5"/></text:p>
      <text:p text:style-name="P27"><text:span text:style-name="T5">DB9 will be on the exam too </text:span><text:span text:style-name="T11">1,2,4,5,6,11,1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00:59:51.698000000</meta:creation-date>
    <dc:date>2015-02-24T13:39:50.725000000</dc:date>
    <meta:editing-duration>P1DT18H50M43S</meta:editing-duration>
    <meta:editing-cycles>27</meta:editing-cycles>
    <meta:generator>LibreOffice/4.4.0.3$Windows_x86 LibreOffice_project/de093506bcdc5fafd9023ee680b8c60e3e0645d7</meta:generator>
    <meta:document-statistic meta:table-count="0" meta:image-count="0" meta:object-count="0" meta:page-count="4" meta:paragraph-count="30" meta:word-count="588" meta:character-count="3287" meta:non-whitespace-character-count="2729"/>
  </office:meta>
</office:document-meta>
</file>